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Monaco" svg:font-family="Monaco" style:font-family-generic="modern" style:font-pitch="fixed"/>
    <style:font-face style:name="Comic Sans MS" svg:font-family="'Comic Sans MS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Calibri" fo:font-size="8pt" style:font-size-asian="8pt" style:font-size-complex="8pt"/>
    </style:style>
    <style:style style:name="P3" style:family="paragraph" style:parent-style-name="Standard">
      <style:text-properties style:font-name="Calibri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Calibri" fo:font-size="9pt" style:text-underline-style="none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Calibri" fo:font-size="9pt" style:text-underline-style="none" fo:font-weight="normal" style:font-name-asian="Monaco" style:font-size-asian="9pt" style:font-weight-asian="normal" style:font-name-complex="Monaco" style:font-size-complex="9pt" style:font-weight-complex="normal"/>
    </style:style>
    <style:style style:name="P6" style:family="paragraph" style:parent-style-name="Standard">
      <style:text-properties style:font-name="Calibri" fo:font-size="9pt" fo:font-weight="normal" style:font-name-asian="Monaco" style:font-size-asian="9pt" style:font-weight-asian="normal" style:font-name-complex="Monaco" style:font-size-complex="9pt" style:font-weight-complex="normal"/>
    </style:style>
    <style:style style:name="P7" style:family="paragraph" style:parent-style-name="Standard">
      <style:text-properties style:font-name="Times New Roman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alibri" fo:font-size="9pt" fo:font-weight="normal" style:font-name-asian="Monaco" style:font-size-asian="9pt" style:font-weight-asian="normal" style:font-name-complex="Monaco" style:font-size-complex="9pt" style:font-weight-complex="normal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alibri" fo:font-size="9pt" style:text-underline-style="none" fo:font-weight="normal" style:font-name-asian="Monaco" style:font-size-asian="9pt" style:font-weight-asian="normal" style:font-name-complex="Monaco" style:font-size-complex="9pt" style:font-weight-complex="normal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alibri" fo:font-size="9pt" fo:font-weight="normal" style:font-name-asian="Monaco" style:font-size-asian="9pt" style:font-weight-asian="normal" style:font-name-complex="Monaco" style:font-size-complex="9pt" style:font-weight-complex="normal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alibri" fo:font-size="9pt" style:text-underline-style="none" fo:font-weight="normal" style:font-name-asian="Monaco" style:font-size-asian="9pt" style:font-weight-asian="normal" style:font-name-complex="Monaco" style:font-size-complex="9pt" style:font-weight-complex="normal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alibri" fo:font-size="9pt" fo:font-weight="normal" style:font-name-asian="Monaco" style:font-size-asian="9pt" style:font-weight-asian="normal" style:font-name-complex="Monaco" style:font-size-complex="9pt" style:font-weight-complex="normal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alibri" fo:font-size="9pt" style:text-underline-style="none" fo:font-weight="normal" style:font-name-asian="Monaco" style:font-size-asian="9pt" style:font-weight-asian="normal" style:font-name-complex="Monaco" style:font-size-complex="9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7f0055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2a00ff"/>
    </style:style>
    <style:style style:name="T7" style:family="text">
      <style:text-properties fo:color="#2a00ff" style:text-underline-style="solid" style:text-underline-width="auto" style:text-underline-color="font-color"/>
    </style:style>
    <style:style style:name="T8" style:family="text">
      <style:text-properties fo:color="#005032"/>
    </style:style>
    <style:style style:name="T9" style:family="text">
      <style:text-properties fo:color="#0000c0"/>
    </style:style>
    <style:style style:name="T10" style:family="text">
      <style:text-properties fo:color="#0000c0"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3f7f5f"/>
    </style:style>
    <style:style style:name="T13" style:family="text">
      <style:text-properties fo:color="#3f7f5f" style:text-underline-style="solid" style:text-underline-width="auto" style:text-underline-color="font-color"/>
    </style:style>
    <style:style style:name="T14" style:family="text">
      <style:text-properties fo:color="#3f7f5f" style:text-underline-style="none"/>
    </style:style>
    <style:style style:name="T15" style:family="text">
      <style:text-properties fo:color="#642880"/>
    </style:style>
    <style:style style:name="T16" style:family="text">
      <style:text-properties fo:color="#64288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exDump.h</text:span></text:p>
      <text:p text:style-name="P12"/>
      <text:p text:style-name="P12"><text:span text:style-name="T2">#ifndef</text:span><text:span text:style-name="T4"> HEXDUMP_H_</text:span></text:p>
      <text:p text:style-name="P12"><text:span text:style-name="T2">#define</text:span><text:span text:style-name="T4"> HEXDUMP_H_</text:span></text:p>
      <text:p text:style-name="P12"/>
      <text:p text:style-name="P12"><text:span text:style-name="T2">#include</text:span><text:span text:style-name="T4"> </text:span><text:span text:style-name="T6">&lt;fstream&gt;</text:span></text:p>
      <text:p text:style-name="P12"/>
      <text:p text:style-name="P12"><text:span text:style-name="T2">class</text:span><text:span text:style-name="T4"> </text:span><text:span text:style-name="T8">HexDump</text:span><text:span text:style-name="T4">{</text:span></text:p>
      <text:p text:style-name="P12"><text:span text:style-name="T2">private</text:span><text:span text:style-name="T4">:</text:span></text:p>
      <text:p text:style-name="P12"><text:span text:style-name="T4"><text:tab/>std::</text:span><text:span text:style-name="T8">ifstream</text:span><text:span text:style-name="T4"> </text:span><text:span text:style-name="T9">fInput</text:span><text:span text:style-name="T4">;</text:span></text:p>
      <text:p text:style-name="P12"><text:span text:style-name="T4"><text:tab/>std::</text:span><text:span text:style-name="T8">ofstream</text:span><text:span text:style-name="T4"> </text:span><text:span text:style-name="T9">fOutput</text:span><text:span text:style-name="T4">;</text:span></text:p>
      <text:p text:style-name="P12"/>
      <text:p text:style-name="P12"><text:span text:style-name="T2">public</text:span><text:span text:style-name="T4">:</text:span></text:p>
      <text:p text:style-name="P10"><text:tab/>~HexDump();</text:p>
      <text:p text:style-name="P12"/>
      <text:p text:style-name="P12"><text:span text:style-name="T4"><text:tab/></text:span><text:span text:style-name="T2">bool</text:span><text:span text:style-name="T4"> </text:span><text:span text:style-name="T4">open</text:span><text:span text:style-name="T4">(</text:span><text:span text:style-name="T2">char</text:span><text:span text:style-name="T4">* aFileName);</text:span></text:p>
      <text:p text:style-name="P12"><text:span text:style-name="T4"><text:tab/></text:span><text:span text:style-name="T2">void</text:span><text:span text:style-name="T4"> </text:span><text:span text:style-name="T4">close</text:span><text:span text:style-name="T4">();</text:span></text:p>
      <text:p text:style-name="P12"/>
      <text:p text:style-name="P12"><text:span text:style-name="T4"><text:tab/></text:span><text:span text:style-name="T2">void</text:span><text:span text:style-name="T4"> </text:span><text:span text:style-name="T4">run</text:span><text:span text:style-name="T4">();</text:span></text:p>
      <text:p text:style-name="P10">};</text:p>
      <text:p text:style-name="P12"/>
      <text:p text:style-name="P12"><text:span text:style-name="T2">#endif</text:span><text:span text:style-name="T4"> </text:span><text:span text:style-name="T12">/* HEXDUMP_H_ */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><text:soft-page-break/>HexDump.cpp</text:p>
      <text:p text:style-name="P6"/>
      <text:p text:style-name="P12"><text:span text:style-name="T2">#include</text:span><text:span text:style-name="T4"> </text:span><text:span text:style-name="T6">"HexDump.h"</text:span></text:p>
      <text:p text:style-name="P12"><text:span text:style-name="T2">#include</text:span><text:span text:style-name="T4"> </text:span><text:span text:style-name="T6">&lt;iostream&gt;</text:span></text:p>
      <text:p text:style-name="P12"><text:span text:style-name="T2">#include</text:span><text:span text:style-name="T4"> </text:span><text:span text:style-name="T6">&lt;iomanip&gt;</text:span></text:p>
      <text:p text:style-name="P12"><text:span text:style-name="T2">#include</text:span><text:span text:style-name="T4"> </text:span><text:span text:style-name="T6">&lt;fstream&gt;</text:span></text:p>
      <text:p text:style-name="P12"><text:span text:style-name="T2">#include</text:span><text:span text:style-name="T4"> </text:span><text:span text:style-name="T6">&lt;string.h&gt;</text:span></text:p>
      <text:p text:style-name="P12"/>
      <text:p text:style-name="P12"><text:span text:style-name="T2">using</text:span><text:span text:style-name="T4"> </text:span><text:span text:style-name="T2">namespace</text:span><text:span text:style-name="T4"> std;</text:span></text:p>
      <text:p text:style-name="P12"/>
      <text:p text:style-name="P8">//Make sure both files are closed when object is deleted</text:p>
      <text:p text:style-name="P10">HexDump::~HexDump()</text:p>
      <text:p text:style-name="P10">{</text:p>
      <text:p text:style-name="P12"><text:span text:style-name="T4"><text:tab/></text:span><text:span text:style-name="T8">HexDump</text:span><text:span text:style-name="T4">::close();</text:span></text:p>
      <text:p text:style-name="P10">}</text:p>
      <text:p text:style-name="P12"/>
      <text:p text:style-name="P8">//Opens the specified input file and corresponding output file - returns false if one of both files can't</text:p>
      <text:p text:style-name="P8">//be opened</text:p>
      <text:p text:style-name="P12"><text:span text:style-name="T2">bool</text:span><text:span text:style-name="T4"> </text:span><text:span text:style-name="T4">HexDump::open</text:span><text:span text:style-name="T4">(</text:span><text:span text:style-name="T2">char</text:span><text:span text:style-name="T4">* aFileName)</text:span></text:p>
      <text:p text:style-name="P10">{</text:p>
      <text:p text:style-name="P12"><text:span text:style-name="T4"><text:tab/></text:span><text:span text:style-name="T2">char</text:span><text:span text:style-name="T4"> temp[(</text:span><text:span text:style-name="T15">strlen</text:span><text:span text:style-name="T4">(aFileName) + 4)]; </text:span><text:span text:style-name="T12">//create char array to store file name, with extra 4 characters of length for <text:tab/><text:tab/><text:tab/><text:tab/><text:tab/>'.</text:span><text:span text:style-name="T13">txt</text:span><text:span text:style-name="T12">' appendage</text:span></text:p>
      <text:p text:style-name="P12"><text:span text:style-name="T4"><text:tab/></text:span><text:span text:style-name="T15">strcpy</text:span><text:span text:style-name="T4">(temp, aFileName); </text:span><text:span text:style-name="T12">//store the input file in a char array, so it can be appended with ".</text:span><text:span text:style-name="T13">txt</text:span><text:span text:style-name="T12">'</text:span></text:p>
      <text:p text:style-name="P12"/>
      <text:p text:style-name="P12"><text:span text:style-name="T4"><text:tab/></text:span><text:span text:style-name="T9">fInput</text:span><text:span text:style-name="T4">.open(aFileName, </text:span><text:span text:style-name="T8">ios</text:span><text:span text:style-name="T4">::</text:span><text:span text:style-name="T10">binary</text:span><text:span text:style-name="T4">); </text:span><text:span text:style-name="T12">//open the input file</text:span></text:p>
      <text:p text:style-name="P12"><text:span text:style-name="T4"><text:tab/></text:span><text:span text:style-name="T9">fOutput</text:span><text:span text:style-name="T4">.open(</text:span><text:span text:style-name="T15">strcat</text:span><text:span text:style-name="T4">(temp, </text:span><text:span text:style-name="T6">".</text:span><text:span text:style-name="T7">txt</text:span><text:span text:style-name="T6">"</text:span><text:span text:style-name="T4">), </text:span><text:span text:style-name="T8">ios</text:span><text:span text:style-name="T4">::</text:span><text:span text:style-name="T10">out</text:span><text:span text:style-name="T4">); </text:span><text:span text:style-name="T12">//add .</text:span><text:span text:style-name="T13">txt</text:span><text:span text:style-name="T12"> to the file, and open it for output</text:span></text:p>
      <text:p text:style-name="P12"/>
      <text:p text:style-name="P12"><text:span text:style-name="T4"><text:tab/></text:span><text:span text:style-name="T12">//check both files opened properly</text:span></text:p>
      <text:p text:style-name="P12"><text:span text:style-name="T4"><text:tab/></text:span><text:span text:style-name="T2">if</text:span><text:span text:style-name="T4">(</text:span><text:span text:style-name="T9">fInput</text:span><text:span text:style-name="T4">.is_open() &amp;&amp; </text:span><text:span text:style-name="T9">fOutput</text:span><text:span text:style-name="T4">.is_open()){</text:span></text:p>
      <text:p text:style-name="P12"><text:span text:style-name="T4"><text:tab/><text:tab/></text:span><text:span text:style-name="T2">return</text:span><text:span text:style-name="T4"> </text:span><text:span text:style-name="T2">true</text:span><text:span text:style-name="T4">;</text:span></text:p>
      <text:p text:style-name="P10"><text:tab/>}</text:p>
      <text:p text:style-name="P12"><text:span text:style-name="T4"><text:tab/></text:span><text:span text:style-name="T2">else</text:span><text:span text:style-name="T4">{</text:span></text:p>
      <text:p text:style-name="P12"><text:span text:style-name="T4"><text:tab/><text:tab/></text:span><text:span text:style-name="T2">return</text:span><text:span text:style-name="T4"> </text:span><text:span text:style-name="T2">false</text:span><text:span text:style-name="T4">;</text:span></text:p>
      <text:p text:style-name="P10"><text:tab/>}</text:p>
      <text:p text:style-name="P10">}</text:p>
      <text:p text:style-name="P12"/>
      <text:p text:style-name="P8">//Close input and output files</text:p>
      <text:p text:style-name="P12"><text:span text:style-name="T2">void</text:span><text:span text:style-name="T4"> </text:span><text:span text:style-name="T4">HexDump::close</text:span><text:span text:style-name="T4">()</text:span></text:p>
      <text:p text:style-name="P10">{</text:p>
      <text:p text:style-name="P12"><text:span text:style-name="T4"><text:tab/></text:span><text:span text:style-name="T9">fInput</text:span><text:span text:style-name="T4">.close();</text:span></text:p>
      <text:p text:style-name="P12"><text:span text:style-name="T4"><text:tab/></text:span><text:span text:style-name="T9">fOutput</text:span><text:span text:style-name="T4">.close();</text:span></text:p>
      <text:p text:style-name="P10">}</text:p>
      <text:p text:style-name="P12"/>
      <text:p text:style-name="P8">//Run the HexDump application - prints the position of the file pointer (binary), 8 bytes of the file (hex),</text:p>
      <text:p text:style-name="P8">//a separator pipe, 8 bytes of the file (hex) and 16 bytes of the file (graphical representation)</text:p>
      <text:p text:style-name="P12"><text:span text:style-name="T2">void</text:span><text:span text:style-name="T4"> </text:span><text:span text:style-name="T4">HexDump::run</text:span><text:span text:style-name="T4">()</text:span></text:p>
      <text:p text:style-name="P10">{</text:p>
      <text:p text:style-name="P12"><text:span text:style-name="T4"><text:tab/></text:span><text:span text:style-name="T2">int</text:span><text:span text:style-name="T4"> byteCount = 0; </text:span><text:span text:style-name="T12">//number of bytes </text:span><text:span text:style-name="T14">count</text:span><text:span text:style-name="T12"> - track position in line; reset each line</text:span></text:p>
      <text:p text:style-name="P12"><text:span text:style-name="T4"><text:tab/></text:span><text:span text:style-name="T2">int</text:span><text:span text:style-name="T4"> whiteSpace = 50; </text:span><text:span text:style-name="T12">//number of whitespace characters needed for an empty line</text:span></text:p>
      <text:p text:style-name="P12"><text:span text:style-name="T4"><text:tab/></text:span><text:span text:style-name="T8">string</text:span><text:span text:style-name="T4"> line; </text:span><text:span text:style-name="T12">//character representation of each line of hex bytes</text:span></text:p>
      <text:p text:style-name="P12"/>
      <text:p text:style-name="P12"><text:span text:style-name="T4"><text:tab/></text:span><text:span text:style-name="T2">while</text:span><text:span text:style-name="T4">(</text:span><text:span text:style-name="T9">fInput</text:span><text:span text:style-name="T4">.good()){</text:span></text:p>
      <text:p text:style-name="P12"><text:span text:style-name="T4"><text:tab/><text:tab/></text:span><text:span text:style-name="T12">//test position in line - if at start print the position of the file pointer</text:span></text:p>
      <text:p text:style-name="P12"><text:span text:style-name="T4"><text:tab/><text:tab/></text:span><text:span text:style-name="T2">if</text:span><text:span text:style-name="T4">(byteCount == 0){</text:span></text:p>
      <text:p text:style-name="P12"><text:span text:style-name="T4"><text:tab/><text:tab/><text:tab/></text:span><text:span text:style-name="T9">fOutput</text:span><text:span text:style-name="T4"> &lt;&lt; hex &lt;&lt; uppercase &lt;&lt; setfill(</text:span><text:span text:style-name="T6">'0'</text:span><text:span text:style-name="T4">) &lt;&lt; setw(8) &lt;&lt; </text:span><text:span text:style-name="T9">fInput</text:span><text:span text:style-name="T4">.tellg() &lt;&lt; </text:span><text:span text:style-name="T6">": "</text:span><text:span text:style-name="T4">;</text:span></text:p>
      <text:p text:style-name="P10"><text:tab/><text:tab/>}</text:p>
      <text:p text:style-name="P12"><text:span text:style-name="T4"><text:tab/><text:tab/></text:span><text:span text:style-name="T12">//if the next character is the end of the file, print appropriate amount of whitespace, and graphical <text:tab/><text:tab/><text:tab/>representation of last line</text:span></text:p>
      <text:p text:style-name="P12"><text:span text:style-name="T4"><text:tab/><text:tab/></text:span><text:span text:style-name="T2">if</text:span><text:span text:style-name="T4">(</text:span><text:span text:style-name="T9">fInput</text:span><text:span text:style-name="T4">.peek() == -1){</text:span></text:p>
      <text:p text:style-name="P10"><text:tab/><text:tab/><text:tab/>whiteSpace -= (byteCount * 3);</text:p>
      <text:p text:style-name="P12"><text:span text:style-name="T4"><text:tab/><text:tab/><text:tab/></text:span><text:span text:style-name="T2">if</text:span><text:span text:style-name="T4">(byteCount &gt;= 8){</text:span></text:p>
      <text:p text:style-name="P10"><text:tab/><text:tab/><text:tab/><text:tab/>whiteSpace -= 2;</text:p>
      <text:p text:style-name="P10"><text:tab/><text:tab/><text:tab/>}</text:p>
      <text:p text:style-name="P12"><text:span text:style-name="T4"><text:tab/><text:tab/><text:tab/></text:span><text:span text:style-name="T2">for</text:span><text:span text:style-name="T4">(</text:span><text:span text:style-name="T2">int</text:span><text:span text:style-name="T4"> i = 0; i &lt; whiteSpace; i++){</text:span></text:p>
      <text:p text:style-name="P12"><text:span text:style-name="T4"><text:tab/><text:tab/><text:tab/><text:tab/></text:span><text:span text:style-name="T9">fOutput</text:span><text:span text:style-name="T4"> &lt;&lt; </text:span><text:span text:style-name="T6">" "</text:span><text:span text:style-name="T4">;</text:span></text:p>
      <text:p text:style-name="P10"><text:tab/><text:tab/><text:tab/>}</text:p>
      <text:p text:style-name="P12"><text:span text:style-name="T4"><text:tab/><text:tab/><text:tab/></text:span><text:span text:style-name="T9">fOutput</text:span><text:span text:style-name="T4"> &lt;&lt; line;</text:span></text:p>
      <text:p text:style-name="P10"><text:tab/><text:tab/>}</text:p>
      <text:p text:style-name="P12"><text:span text:style-name="T4"><text:tab/><text:tab/></text:span><text:span text:style-name="T12">//if next character is not the end of line, get the next character and print as normal</text:span></text:p>
      <text:p text:style-name="P12"><text:soft-page-break/><text:span text:style-name="T4"><text:tab/><text:tab/></text:span><text:span text:style-name="T2">else</text:span><text:span text:style-name="T4">{</text:span></text:p>
      <text:p text:style-name="P12"><text:span text:style-name="T4"><text:tab/><text:tab/><text:tab/></text:span><text:span text:style-name="T12">//get next character and add its graphical representation to 'line'</text:span></text:p>
      <text:p text:style-name="P12"><text:span text:style-name="T4"><text:tab/><text:tab/><text:tab/></text:span><text:span text:style-name="T2">int</text:span><text:span text:style-name="T4"> nextChar = </text:span><text:span text:style-name="T9">fInput</text:span><text:span text:style-name="T4">.get();</text:span></text:p>
      <text:p text:style-name="P12"><text:span text:style-name="T4"><text:tab/><text:tab/><text:tab/></text:span><text:span text:style-name="T2">if</text:span><text:span text:style-name="T4">(isgraph(nextChar)){</text:span></text:p>
      <text:p text:style-name="P12"><text:span text:style-name="T4"><text:tab/><text:tab/><text:tab/><text:tab/>line += (</text:span><text:span text:style-name="T2">char</text:span><text:span text:style-name="T4">)nextChar;</text:span></text:p>
      <text:p text:style-name="P10"><text:tab/><text:tab/><text:tab/>}</text:p>
      <text:p text:style-name="P12"><text:span text:style-name="T4"><text:tab/><text:tab/><text:tab/></text:span><text:span text:style-name="T2">else</text:span><text:span text:style-name="T4">{</text:span></text:p>
      <text:p text:style-name="P12"><text:span text:style-name="T4"><text:tab/><text:tab/><text:tab/><text:tab/>line += </text:span><text:span text:style-name="T6">"."</text:span><text:span text:style-name="T4">;</text:span></text:p>
      <text:p text:style-name="P10"><text:tab/><text:tab/><text:tab/>}</text:p>
      <text:p text:style-name="P12"><text:span text:style-name="T4"><text:tab/><text:tab/><text:tab/></text:span><text:span text:style-name="T12">//print character in hex, increment byteCount</text:span></text:p>
      <text:p text:style-name="P12"><text:span text:style-name="T4"><text:tab/><text:tab/><text:tab/></text:span><text:span text:style-name="T9">fOutput</text:span><text:span text:style-name="T4"> &lt;&lt; hex &lt;&lt; uppercase &lt;&lt; setfill(</text:span><text:span text:style-name="T6">'0'</text:span><text:span text:style-name="T4">) &lt;&lt; setw(2) &lt;&lt; nextChar &lt;&lt; </text:span><text:span text:style-name="T6">" "</text:span><text:span text:style-name="T4">;</text:span></text:p>
      <text:p text:style-name="P10"><text:tab/><text:tab/><text:tab/>++byteCount;</text:p>
      <text:p text:style-name="P12"><text:span text:style-name="T4"><text:tab/><text:tab/><text:tab/></text:span><text:span text:style-name="T12">//test position in line - print separator or graphical representation appropriately</text:span></text:p>
      <text:p text:style-name="P12"><text:span text:style-name="T4"><text:tab/><text:tab/><text:tab/></text:span><text:span text:style-name="T2">if</text:span><text:span text:style-name="T4">(byteCount == 8){</text:span></text:p>
      <text:p text:style-name="P12"><text:span text:style-name="T4"><text:tab/><text:tab/><text:tab/></text:span><text:span text:style-name="T9">fOutput</text:span><text:span text:style-name="T4"> &lt;&lt; </text:span><text:span text:style-name="T6">"| "</text:span><text:span text:style-name="T4">;</text:span></text:p>
      <text:p text:style-name="P10"><text:tab/><text:tab/><text:tab/>}</text:p>
      <text:p text:style-name="P12"><text:span text:style-name="T4"><text:tab/><text:tab/><text:tab/></text:span><text:span text:style-name="T2">else</text:span><text:span text:style-name="T4"> </text:span><text:span text:style-name="T2">if</text:span><text:span text:style-name="T4"> (byteCount == 16){</text:span></text:p>
      <text:p text:style-name="P12"><text:span text:style-name="T4"><text:tab/><text:tab/><text:tab/><text:tab/></text:span><text:span text:style-name="T9">fOutput</text:span><text:span text:style-name="T4"> &lt;&lt; line &lt;&lt; </text:span><text:span text:style-name="T6">"\n"</text:span><text:span text:style-name="T4">;</text:span></text:p>
      <text:p text:style-name="P12"><text:span text:style-name="T4"><text:tab/><text:tab/><text:tab/><text:tab/>line = </text:span><text:span text:style-name="T6">""</text:span><text:span text:style-name="T4">;</text:span></text:p>
      <text:p text:style-name="P10"><text:tab/><text:tab/><text:tab/><text:tab/>byteCount = 0;</text:p>
      <text:p text:style-name="P10"><text:tab/><text:tab/><text:tab/>}</text:p>
      <text:p text:style-name="P10"><text:tab/><text:tab/>}</text:p>
      <text:p text:style-name="P10"><text:tab/>}</text:p>
      <text:p text:style-name="P10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main.cpp</text:p>
      <text:p text:style-name="P5"/>
      <text:p text:style-name="P13"><text:span text:style-name="T2">#include</text:span><text:span text:style-name="T4"> </text:span><text:span text:style-name="T6">"HexDump.h"</text:span></text:p>
      <text:p text:style-name="P13"><text:span text:style-name="T2">#include</text:span><text:span text:style-name="T4"> </text:span><text:span text:style-name="T6">&lt;iostream&gt;</text:span></text:p>
      <text:p text:style-name="P13"><text:span text:style-name="T2">#include</text:span><text:span text:style-name="T4"> </text:span><text:span text:style-name="T6">&lt;stdlib.h&gt;</text:span></text:p>
      <text:p text:style-name="P13"/>
      <text:p text:style-name="P13"><text:span text:style-name="T2">using</text:span><text:span text:style-name="T4"> </text:span><text:span text:style-name="T2">namespace</text:span><text:span text:style-name="T4"> std;</text:span></text:p>
      <text:p text:style-name="P13"/>
      <text:p text:style-name="P9">//Creates a HexDumper, checks if a file to dump was input, and dumps it</text:p>
      <text:p text:style-name="P13"><text:span text:style-name="T2">int</text:span><text:span text:style-name="T4"> </text:span><text:span text:style-name="T4">main</text:span><text:span text:style-name="T4">(</text:span><text:span text:style-name="T2">int</text:span><text:span text:style-name="T4"> argc, </text:span><text:span text:style-name="T2">char</text:span><text:span text:style-name="T4">* argv[])</text:span></text:p>
      <text:p text:style-name="P11">{</text:p>
      <text:p text:style-name="P13"><text:span text:style-name="T4"><text:tab/></text:span><text:span text:style-name="T8">HexDump</text:span><text:span text:style-name="T4">* dumper = </text:span><text:span text:style-name="T2">new</text:span><text:span text:style-name="T4"> HexDump();</text:span></text:p>
      <text:p text:style-name="P13"/>
      <text:p text:style-name="P13"><text:span text:style-name="T4"><text:tab/></text:span><text:span text:style-name="T2">if</text:span><text:span text:style-name="T4">(argc &lt; 2){</text:span></text:p>
      <text:p text:style-name="P13"><text:span text:style-name="T4"><text:tab/><text:tab/>cout &lt;&lt; </text:span><text:span text:style-name="T6">"No argument given!"</text:span><text:span text:style-name="T4"> &lt;&lt; endl;</text:span></text:p>
      <text:p text:style-name="P13"><text:span text:style-name="T4"><text:tab/><text:tab/></text:span><text:span text:style-name="T15">exit</text:span><text:span text:style-name="T4">(1);</text:span></text:p>
      <text:p text:style-name="P11"><text:tab/>}</text:p>
      <text:p text:style-name="P13"><text:span text:style-name="T4"><text:tab/></text:span><text:span text:style-name="T2">else</text:span></text:p>
      <text:p text:style-name="P11"><text:tab/>{</text:p>
      <text:p text:style-name="P11"><text:tab/><text:tab/>dumper-&gt;open(argv[1]);</text:p>
      <text:p text:style-name="P11"><text:tab/><text:tab/>dumper-&gt;run();</text:p>
      <text:p text:style-name="P11"><text:tab/>}</text:p>
      <text:p text:style-name="P13"/>
      <text:p text:style-name="P11"><text:tab/>dumper-&gt;close();</text:p>
      <text:p text:style-name="P13"/>
      <text:p text:style-name="P13"><text:span text:style-name="T4"><text:tab/>cout &lt;&lt; </text:span><text:span text:style-name="T6">"Dumped successfully."</text:span><text:span text:style-name="T4"> &lt;&lt; endl;</text:span></text:p>
      <text:p text:style-name="P13"><text:span text:style-name="T4"><text:tab/></text:span><text:span text:style-name="T2">return</text:span><text:span text:style-name="T4"> 0;</text:span></text:p>
      <text:p text:style-name="P11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Monaco" svg:font-family="Monaco" style:font-family-generic="modern" style:font-pitch="fixed"/>
    <style:font-face style:name="Comic Sans MS" svg:font-family="'Comic Sans MS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2T13:16:49</meta:creation-date>
    <dc:date>2011-03-22T13:22:59</dc:date>
    <meta:editing-duration>PT6M10S</meta:editing-duration>
    <meta:editing-cycles>2</meta:editing-cycles>
    <meta:generator>OpenOffice.org/3.3$Unix OpenOffice.org_project/330m20$Build-9567</meta:generator>
    <meta:document-statistic meta:table-count="0" meta:image-count="0" meta:object-count="0" meta:page-count="4" meta:paragraph-count="119" meta:word-count="492" meta:character-count="3233"/>
  </office:meta>
</office:document-meta>
</file>